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1.211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3"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4"/>
        <table:table-column table:style-name="co3" table:default-cell-style-name="ce23"/>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tell</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powerment</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ball</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There's sunshine, lots of friends, and your favorite collar.</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and &lt;b&gt;onion&lt;/b&gt; soup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red&lt;/b&gt;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whip&lt;/b&gt; up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s&lt;/b&gt;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mirror&lt;/b&gt; herself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lt;b&gt;hot&lt;/b&gt; stuff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6">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2">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6">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2">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5">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6">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6">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7">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6">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5">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4">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2">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2">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5">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1">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3">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2">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5">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6">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3">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21" office:value-type="string" calcext:value-type="string">
            <text:p>YOU: I remember Ermenegildo's fingers, so great with mushrooms.</text:p>
          </table:table-cell>
        </table:table-row>
        <calcext:conditional-formats>
          <calcext:conditional-format calcext:target-range-address="Translations.C2:Translations.C857 Translations.C860:Translations.C867 Translations.C869:Translations.C869 Translations.C871: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6"/>
        <table:table-column table:style-name="co4" table:default-cell-style-name="ce8"/>
        <table:table-row table:style-name="ro8">
          <table:table-cell office:value-type="string" calcext:value-type="string">
            <text:p>Total Sources: </text:p>
          </table:table-cell>
          <table:table-cell table:formula="of:=COUNTA([$Translations.B$1:$Translations.B$1048576])-1" office:value-type="float" office:value="984" calcext:value-type="float">
            <text:p>984</text:p>
          </table:table-cell>
        </table:table-row>
        <table:table-row table:style-name="ro8">
          <table:table-cell office:value-type="string" calcext:value-type="string">
            <text:p>Translations present: </text:p>
          </table:table-cell>
          <table:table-cell table:formula="of:=COUNTA([$Translations.C$1:$Translations.C$1048576])-1" office:value-type="float" office:value="984" calcext:value-type="float">
            <text:p>984</text:p>
          </table:table-cell>
        </table:table-row>
        <table:table-row table:style-name="ro8">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3">00/00/0000</text:date>, <text:time style:data-style-name="N2" text:time-value="17:28:18.59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23T17:28:55.462000000</dc:date>
    <meta:editing-duration>P1DT59M29S</meta:editing-duration>
    <meta:editing-cycles>242</meta:editing-cycles>
    <meta:generator>LibreOffice/7.3.3.2$Windows_X86_64 LibreOffice_project/d1d0ea68f081ee2800a922cac8f79445e4603348</meta:generator>
    <dc:creator>Mattia Belletti</dc:creator>
    <meta:document-statistic meta:table-count="3" meta:cell-count="9807" meta:object-count="0"/>
  </office:meta>
</office:document-meta>
</file>